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3.052cm" fo:min-width="5.46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8cm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0.512cm" fo:min-width="1.53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  <style:text-properties style:font-name="Courier 10 Pitch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style:font-name="Courier 10 Pitch" fo:font-size="12pt" style:font-size-asian="12pt" style:font-size-complex="12pt"/>
    </style:style>
    <style:style style:name="P6" style:family="paragraph">
      <loext:graphic-properties draw:fill-color="#99ff66"/>
      <style:paragraph-properties fo:text-align="center"/>
      <style:text-properties style:font-name="Courier 10 Pitch" fo:font-size="13pt" style:font-size-asian="13pt" style:font-size-complex="13pt"/>
    </style:style>
    <style:style style:name="T1" style:family="text">
      <style:text-properties style:font-name="Courier 10 Pitch" fo:font-size="11pt" fo:font-weight="bold" style:font-size-asian="11pt" style:font-size-complex="11pt"/>
    </style:style>
    <style:style style:name="T2" style:family="text">
      <style:text-properties style:font-name="Courier 10 Pitch" fo:font-size="11pt" style:font-size-asian="11pt" style:font-size-complex="11pt"/>
    </style:style>
    <style:style style:name="T3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style:font-name="Courier 10 Pitch" fo:font-size="12pt" style:font-size-asian="12pt" style:font-size-complex="12pt"/>
    </style:style>
    <style:style style:name="T5" style:family="text">
      <style:text-properties style:font-name="Courier 10 Pitch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69cm" svg:height="3.302cm" svg:x="11.922cm" svg:y="4.302cm">
          <text:p text:style-name="P1"><text:span text:style-name="T1">:</text:span><text:span text:style-name="T2"> Car</text:span></text:p>
          <text:p text:style-name="P1"><text:span text:style-name="T2">make = "Toyota"</text:span></text:p>
          <text:p text:style-name="P1"><text:span text:style-name="T2">model = "Sienna"</text:span></text:p>
          <text:p text:style-name="P1"><text:span text:style-name="T2">yearsOld = 0</text:span></text:p>
          <text:p text:style-name="P1"><text:span text:style-name="T2">odo = 0</text:span></text:p>
          <text:p text:style-name="P1"><text:span text:style-name="T2">galsRemaining = 0.0</text:span></text:p>
          <text:p text:style-name="P1"><text:span text:style-name="T2">sizeOfTank = 13.0</text:span></text:p>
          <text:p text:style-name="P1"><text:span text:style-name="T2">gasMileage = 24.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22cm" svg:y1="4.767cm" svg:x2="17.891cm" svg:y2="4.767cm">
          <text:p/>
        </draw:line>
        <draw:frame draw:style-name="gr3" draw:text-style-name="P4" draw:layer="layout" svg:width="1.768cm" svg:height="0.806cm" svg:x="6.593cm" svg:y="2.816cm">
          <draw:text-box>
            <text:p><text:span text:style-name="T3">stack</text:span></text:p>
          </draw:text-box>
        </draw:frame>
        <draw:frame draw:style-name="gr4" draw:text-style-name="P4" draw:layer="layout" svg:width="1.653cm" svg:height="0.806cm" svg:x="13.921cm" svg:y="2.816cm">
          <draw:text-box>
            <text:p><text:span text:style-name="T3">heap</text:span></text:p>
          </draw:text-box>
        </draw:frame>
        <draw:frame draw:style-name="gr5" draw:text-style-name="P5" xml:id="id1" draw:id="id1" draw:layer="layout" svg:width="2.28cm" svg:height="0.742cm" svg:x="4.683cm" svg:y="5.88cm">
          <draw:text-box>
            <text:p><text:span text:style-name="T4">minivan</text:span></text:p>
          </draw:text-box>
        </draw:frame>
        <draw:frame draw:style-name="gr6" draw:text-style-name="P5" draw:layer="layout" svg:width="1.518cm" svg:height="0.742cm" svg:x="5.064cm" svg:y="6.815cm">
          <draw:text-box>
            <text:p><text:span text:style-name="T4">year</text:span></text:p>
          </draw:text-box>
        </draw:frame>
        <draw:custom-shape draw:style-name="gr7" draw:text-style-name="P6" draw:layer="layout" svg:width="2.032cm" svg:height="0.762cm" svg:x="6.896cm" svg:y="6.742cm">
          <text:p text:style-name="P1"><text:span text:style-name="T5">2021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6.963cm" svg:y1="6.251cm" svg:x2="11.836cm" svg:y2="4.762cm" draw:start-shape="id1" draw:start-glue-point="1" svg:d="M6963 6251c4030 0 1594-1489 4873-1489" svg:viewBox="0 0 4874 1490">
          <text:p/>
        </draw:connector>
        <draw:line draw:style-name="gr2" draw:text-style-name="P3" draw:layer="layout" svg:x1="4.175cm" svg:y1="7.858cm" svg:x2="10.779cm" svg:y2="7.8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6.0.7.3$Linux_X86_64 LibreOffice_project/00m0$Build-3</meta:generator>
    <dc:date>2020-06-04T11:44:17.830697616</dc:date>
    <meta:editing-duration>PT32M5S</meta:editing-duration>
    <meta:editing-cycles>10</meta:editing-cycles>
    <meta:document-statistic meta:object-count="9"/>
  </office:meta>
</office:document-meta>
</file>